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nux Libertine G" svg:font-family="'Linux Libertine G'" style:font-pitch="variable"/>
    <style:font-face style:name="Windows Command Prompt" svg:font-family="'Windows Command Prom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 fo:language="zxx" fo:country="none" officeooo:rsid="0023f0f6" officeooo:paragraph-rsid="0023f0f6" style:language-asian="zxx" style:country-asian="none" style:language-complex="zxx" style:country-complex="none"/>
    </style:style>
    <style:style style:name="P2" style:family="paragraph" style:parent-style-name="Standard">
      <style:text-properties style:font-name="Linux Libertine G" fo:language="zxx" fo:country="none" officeooo:rsid="0023f0f6" officeooo:paragraph-rsid="00264507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48667" officeooo:paragraph-rsid="0024866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48667" officeooo:paragraph-rsid="0026450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24866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542cd" officeooo:paragraph-rsid="002542cd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542cd" officeooo:paragraph-rsid="00264507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64507" style:language-asian="zxx" style:country-asian="none" style:language-complex="zxx" style:country-complex="none"/>
    </style:style>
    <style:style style:name="P9" style:family="paragraph" style:parent-style-name="Standard">
      <style:text-properties fo:color="#00aec0" loext:opacity="100%" style:font-name="Linux Libertine G" fo:language="zxx" fo:country="none" officeooo:rsid="0020df65" officeooo:paragraph-rsid="0020df65" style:language-asian="zxx" style:country-asian="none" style:language-complex="zxx" style:country-complex="none"/>
    </style:style>
    <style:style style:name="P10" style:family="paragraph" style:parent-style-name="Standard">
      <style:text-properties fo:color="#ffffff" loext:opacity="100%" style:font-name="Linux Libertine G" fo:language="zxx" fo:country="none" officeooo:rsid="0020df65" officeooo:paragraph-rsid="0020df65" style:language-asian="zxx" style:country-asian="none" style:language-complex="zxx" style:country-complex="none"/>
    </style:style>
    <style:style style:name="T1" style:family="text">
      <style:text-properties style:font-name="Linux Libertine G"/>
    </style:style>
    <style:style style:name="T2" style:family="text">
      <style:text-properties style:font-name="Linux Libertine G" officeooo:rsid="0023f0f6"/>
    </style:style>
    <style:style style:name="T3" style:family="text">
      <style:text-properties style:font-name="Linux Libertine G" officeooo:rsid="00248667"/>
    </style:style>
    <style:style style:name="T4" style:family="text">
      <style:text-properties style:font-name="Linux Libertine G" officeooo:rsid="002542cd"/>
    </style:style>
    <style:style style:name="T5" style:family="text">
      <style:text-properties style:font-name="Linux Libertine G" fo:language="zxx" fo:country="none" officeooo:rsid="0023f0f6" style:language-asian="zxx" style:country-asian="none" style:language-complex="zxx" style:country-complex="none"/>
    </style:style>
    <style:style style:name="T6" style:family="text">
      <style:text-properties officeooo:rsid="002542cd"/>
    </style:style>
    <style:style style:name="T7" style:family="text">
      <style:text-properties fo:color="#a7074b" loext:opacity="100%"/>
    </style:style>
    <style:style style:name="T8" style:family="text">
      <style:text-properties fo:color="#a7074b" loext:opacity="100%" style:font-name="Linux Libertine G"/>
    </style:style>
    <style:style style:name="T9" style:family="text">
      <style:text-properties fo:color="#a7074b" loext:opacity="100%" style:font-name="Linux Libertine G" officeooo:rsid="0023f0f6"/>
    </style:style>
    <style:style style:name="T10" style:family="text">
      <style:text-properties fo:color="#a7074b" loext:opacity="100%" style:font-name="Linux Libertine G" fo:language="zxx" fo:country="none" officeooo:rsid="0023f0f6" style:language-asian="zxx" style:country-asian="none" style:language-complex="zxx" style:country-complex="none"/>
    </style:style>
    <style:style style:name="T11" style:family="text">
      <style:text-properties fo:color="#a7074b" loext:opacity="100%" style:font-name="Linux Libertine G" officeooo:rsid="00264507"/>
    </style:style>
    <style:style style:name="T12" style:family="text">
      <style:text-properties fo:color="#a7074b" loext:opacity="100%" officeooo:rsid="0027bdfb"/>
    </style:style>
    <style:style style:name="T13" style:family="text">
      <style:text-properties fo:color="#e6e905" loext:opacity="100%"/>
    </style:style>
    <style:style style:name="T14" style:family="text">
      <style:text-properties fo:color="#e6e905" loext:opacity="100%" style:font-name="Linux Libertine G"/>
    </style:style>
    <style:style style:name="T15" style:family="text">
      <style:text-properties fo:color="#069a2e" loext:opacity="100%"/>
    </style:style>
    <style:style style:name="T16" style:family="text">
      <style:text-properties fo:color="#069a2e" loext:opacity="100%" officeooo:rsid="002542cd"/>
    </style:style>
    <style:style style:name="T17" style:family="text">
      <style:text-properties fo:color="#069a2e" loext:opacity="100%" style:font-name="Linux Libertine G"/>
    </style:style>
    <style:style style:name="T18" style:family="text">
      <style:text-properties fo:color="#069a2e" loext:opacity="100%" style:font-name="Linux Libertine G" officeooo:rsid="0023f0f6"/>
    </style:style>
    <style:style style:name="T19" style:family="text">
      <style:text-properties fo:color="#069a2e" loext:opacity="100%" style:font-name="Linux Libertine G" officeooo:rsid="00248667"/>
    </style:style>
    <style:style style:name="T20" style:family="text">
      <style:text-properties fo:color="#069a2e" loext:opacity="100%" style:font-name="Linux Libertine G" officeooo:rsid="002542cd"/>
    </style:style>
    <style:style style:name="T21" style:family="text">
      <style:text-properties fo:color="#666666" loext:opacity="100%" style:font-name="Linux Libertine G" officeooo:rsid="00248667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officeooo:rsid="002542cd"/>
    </style:style>
    <style:style style:name="T24" style:family="text">
      <style:text-properties fo:color="#2a6099" loext:opacity="100%" style:font-name="Linux Libertine G"/>
    </style:style>
    <style:style style:name="T25" style:family="text">
      <style:text-properties fo:color="#2a6099" loext:opacity="100%" style:font-name="Linux Libertine G" officeooo:rsid="0023f0f6"/>
    </style:style>
    <style:style style:name="T26" style:family="text">
      <style:text-properties fo:color="#2a6099" loext:opacity="100%" style:font-name="Linux Libertine G" officeooo:rsid="00248667"/>
    </style:style>
    <style:style style:name="T27" style:family="text">
      <style:text-properties fo:color="#2a6099" loext:opacity="100%" style:font-name="Linux Libertine G" officeooo:rsid="002542cd"/>
    </style:style>
    <style:style style:name="T28" style:family="text">
      <style:text-properties fo:color="#2a6099" loext:opacity="100%" style:font-name="Linux Libertine G" fo:language="zxx" fo:country="none" style:language-asian="zxx" style:country-asian="none" style:language-complex="zxx" style:country-complex="none"/>
    </style:style>
    <style:style style:name="T29" style:family="text">
      <style:text-properties fo:color="#5983b0" loext:opacity="100%"/>
    </style:style>
    <style:style style:name="T30" style:family="text">
      <style:text-properties fo:color="#5983b0" loext:opacity="100%" style:font-name="Linux Libertine G"/>
    </style:style>
    <style:style style:name="T31" style:family="text">
      <style:text-properties fo:color="#ffffff" loext:opacity="100%"/>
    </style:style>
    <style:style style:name="T32" style:family="text">
      <style:text-properties fo:color="#808080" loext:opacity="100%"/>
    </style:style>
    <style:style style:name="T33" style:family="text">
      <style:text-properties fo:color="#b2b2b2" loext:opacity="100%"/>
    </style:style>
    <style:style style:name="T34" style:family="text">
      <style:text-properties fo:color="#b2b2b2" loext:opacity="100%" style:font-name="Linux Libertine G"/>
    </style:style>
    <style:style style:name="T35" style:family="text">
      <style:text-properties fo:color="#b2b2b2" loext:opacity="100%" style:font-name="Linux Libertine G" officeooo:rsid="0023f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haracter Data</text:p>
      <text:p text:style-name="P1"><text:span text:style-name="T33">Stats:</text:span><text:span text:style-name="T31"> </text:span><text:span text:style-name="T7">Str 19 </text:span><text:span text:style-name="T12">\ 4</text:span><text:span text:style-name="T7"> | Con 15 | Wis 20 | Int 20 | Dex 28 | Cha 30</text:span></text:p>
      <text:p text:style-name="P1"><text:s text:c="9"/><text:span text:style-name="T22"><text:s/></text:span><text:span text:style-name="T23">Str 4 | Con 3 | Wis 5 | Int 5 | Dex 7 | Cha 8</text:span></text:p>
      <text:p text:style-name="P8"><text:span text:style-name="T35">Saving Throws:</text:span><text:span text:style-name="T2"> </text:span><text:span text:style-name="T9">Fortitude 15 | Reflex 20 | Willpower 20</text:span></text:p>
      <text:p text:style-name="P8"><text:span text:style-name="T10"/></text:p>
      <text:p text:style-name="P4"><text:span text:style-name="T34">Health: </text:span><text:span text:style-name="T8">Base 50 | Effect -6 | Lethal Damage 6 | Non Lethal Damage 18</text:span></text:p>
      <text:p text:style-name="P4"><text:span text:style-name="T9"><text:s text:c="6"/></text:span><text:span text:style-name="T25"><text:s text:c="7"/>Remaining </text:span><text:span text:style-name="T27">5; 5% | State Active</text:span></text:p>
      <text:p text:style-name="P3"><text:span text:style-name="T35">A</text:span><text:span text:style-name="T34">rmor Class: </text:span><text:span text:style-name="T8">AC 20 | Touch 15 | Unaware 18</text:span></text:p>
      <text:p text:style-name="P3"><text:span text:style-name="T1"><text:s text:c="16"/></text:span><text:span text:style-name="T24"><text:s text:c="6"/>Base 5 | Size 10 | Natural 15 | Deflection 20 | Bonus 15 | Effect 15 | Armor 20</text:span></text:p>
      <text:p text:style-name="P5"><text:span text:style-name="T3"><text:tab/><text:tab/><text:tab/><text:tab/><text:tab/><text:tab/><text:tab/><text:tab/><text:tab/> </text:span><text:span text:style-name="T21">Dex for Unaware: true</text:span></text:p>
      <text:p text:style-name="P6"><text:span text:style-name="T34">Initiative:</text:span><text:span text:style-name="T8"> </text:span><text:span text:style-name="T11">Total </text:span><text:span text:style-name="T8">52</text:span></text:p>
      <text:p text:style-name="P7"><text:span text:style-name="T1"><text:s text:c="13"/></text:span><text:span text:style-name="T17"><text:s/></text:span><text:span text:style-name="T24"><text:s text:c="3"/>Dex Mod. 7 | Bonus 5 | Effect 18 | Base Total 12</text:span></text:p>
      <text:p text:style-name="P2"><text:span text:style-name="T33">Experience: </text:span><text:span text:style-name="T7">Current 100242 | Required 64654654 | Level 152</text:span></text:p>
      <text:p text:style-name="P7"><text:span text:style-name="T25"><text:s text:c="20"/>Unspent Levels 52 | Exp. Grant 2121 | Left to gain 2; </text:span><text:span text:style-name="T26">99%</text:span></text:p>
      <text:p text:style-name="P9">Quentin, Level 6: Rogue 4, Mage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nux Libertine G" svg:font-family="'Linux Libertine G'" style:font-pitch="variable"/>
    <style:font-face style:name="Windows Command Prompt" svg:font-family="'Windows Command Prom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201in" fo:page-height="4.490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background-size="full"/>
    </style:style>
  </office:automatic-styles>
  <office:master-styles>
    <style:master-page style:name="Standard" style:page-layout-name="Mpm1" draw:style-name="Mdp1" style:next-style-name="Envelope"/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20:54:10.356000000</meta:creation-date>
    <dc:date>2020-12-20T00:49:04.516000000</dc:date>
    <meta:editing-duration>PT42M33S</meta:editing-duration>
    <meta:editing-cycles>1</meta:editing-cycles>
    <meta:document-statistic meta:table-count="0" meta:image-count="0" meta:object-count="0" meta:page-count="1" meta:paragraph-count="14" meta:word-count="149" meta:character-count="723" meta:non-whitespace-character-count="496"/>
    <meta:generator>LibreOffice/7.0.3.1$Windows_X86_64 LibreOffice_project/d7547858d014d4cf69878db179d326fc3483e082</meta:generator>
  </office:meta>
</office:document-meta>
</file>